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9477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parto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om Hanks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obin Wright Penn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ary Sinise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ykelti Williamson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ally Field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ebecca Williams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ichael Conner Humphreys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arold G. Herthum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aley Joel Osment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eorge Kelly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ob Penny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ohn Randall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am Anderson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argo Moorer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one M. Telech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hristine Seabrook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eonardo DiCaprio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Kate Winslet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illy Zane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Kathy Bates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rances Fisher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ernard Hill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Jonathan Hyde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nny Nucci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vid Warner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ill Paxton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Gloria Stuart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Victor Garber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uzy Amis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Marlon Brando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l Pacino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James Caan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obert Duvall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iane Keaton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John Cazale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Talia Shire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ichard Castellano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terling Hayden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Gianni Russo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udy Bond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John Marley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ichard Conte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l Lettieri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be Vigoda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ranco Citti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Russell Crowe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Joaquin Phoenix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onnie Nielsen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Oliver Reed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Richard Harris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erek Jacobi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jimon Hounsou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avid Schofield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John Shrapnel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Tomas Arana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Ralf Moeller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pencer Treat Clark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avid Hemmings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Tommy Flanagan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ven-Ole Thorsen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Tony Curran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Elijah Wood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Viggo Mortensen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Ian McKellen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Sean Astin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ndy Serkis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John Rhys-Davies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Orlando Bloom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John Noble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Miranda Otto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avid Wenham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Bernard Hill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Billy Boyd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ominic Monaghan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Liv Tyler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Karl Urban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Ian Holm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Hugo Weaving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Cate Blanchett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Lawrence Makoare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hristian Bale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Heath Ledger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Aaron Eckhart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Michael Caine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Gary Oldman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Maggie Gyllenhaal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Morgan Freeman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Eric Roberts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illian Murphy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Anthony Michael Hall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Michael Jai White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William Fichtner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Edison Chen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Monique Curnen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hin Han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Nestor Carbonell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Ritchie Coster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Keith Szarabajka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olin McFarlane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Melinda McGraw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Nathan Gamble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Michael Vieau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Tim Robbins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Morgan Freeman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Bob Gunton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James Whitmore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Gil Bellows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William Sadler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Mark Rolston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lancy Brown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Johnny Depp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Geoffrey Rush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Orlando Bloom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Keira Knightley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Jonathan Pryce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Jack Davenport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Mackenzie Crook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Zoe Saldana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Kevin R. McNally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<text:s/>Mel Gibson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Sophie Marceau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Patrick McGoohan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atherine McCormack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James Cosmo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Brendan Gleeson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Brian Cox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Peter Mullan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Gerard McSorley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ngus MacFadyen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Liam Neeson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Ben Kingsley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Ralph Fiennes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aroline Goodall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Jonathan Sagall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Embeth Davidtz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nimada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Johnny Depp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Winona Ryder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Dianne Wiest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nthony Michael Hall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lan Arkin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Kathy Baker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Vincent Price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Caroline Aaron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Robert Oliveri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Elijah Wood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Ian McKellen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Viggo Mortensen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Sean Astin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Sean Bean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ate Blanchett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Hugo Weaving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Liv Tyler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Ian Holm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hristopher Lee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John Rhys-Davies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Orlando Bloom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Dominic Monaghan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Billy Boyd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Lawrence Makoare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raig Parker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Marton Csokas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Andy Serkis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Tom Hanks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Tom Sizemore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Edward Burns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Barry Pepper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Adam Goldberg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Vin Diesel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Giovanni Ribisi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Jeremy Davies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Matt Damon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Ted Danson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Paul Giamatti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Dennis Farina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Joerg Stadler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Max Martini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Dylan Bruno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Bryan Cranston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Michael J. Fox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Christopher Lloyd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Lea Thompson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Crispin Glover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Claudia Wells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Thomas F. Wilson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Billy Zane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Sachi Parker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Animada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Animada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Elijah Wood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Viggo Mortensen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Ian McKellen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Sean Astin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Andy Serkis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John Rhys-Davies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Orlando Bloom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Bernard Hill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Miranda Otto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David Wenham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Dominic Monaghan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Billy Boyd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Christopher Lee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Liv Tyler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Karl Urban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Brad Dourif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Hugo Weaving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Cate Blanchett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Craig Parker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Daniel Radcliffe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Rupert Grint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Emma Watson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Michael Gambon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Gary Oldman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Timothy Spall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Tom Felton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David Thewlis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Dawn French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Emma Thompson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Julie Christie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Robbie Coltrane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Peter Best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Julie Walters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Maggie Smith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Alan Rickman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Richard Griffiths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ona Shaw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Bonnie Wright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Mark Williams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Chris Rankin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David Bradley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Oliver Phelps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James Phelps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Matthew Lewis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Devon Murray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Jamie Waylett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Josh Herdman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Alfie Enoch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Miriam Margolyes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Gemma Jones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Harry Melling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Robert Hardy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Warwick Davis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Edward Randell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Pam Ferris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Emily Da le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Danielle Tabor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Jimmy Gardner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Lenny Henry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Lee Ingleby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Adrian Rawlins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Geraldine Somerville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Edward Norton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Edward Furlong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airuza Balk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Stacy Keach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Elliott Gould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Avery Brooks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Beverly D'Angelo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Jennifer Lien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Guy Torry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Ethan Suplee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Keram Malicki-Sanchez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Gerard Butler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Lena Headey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David Wenham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Dominic West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Vincent Regan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Rodrigo Santoro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Michael Fassbender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Andrew Tieman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Andrew Pleavin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Tom Wisdom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Tim Conolly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Tyler Max Neitzel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Mercedes Leggett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Peter Mensah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Bruce Willis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Toni Collette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Haley Joel Osment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Olivia Williams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Trevor Morgan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Donnie Wahlberg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Peter Tambakis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Jeffrey Zubernis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Bruce Norris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KaDee Strickland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John Travolta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Samuel L. Jackson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Uma Thurman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Bruce Willis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Harvey Keitel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Eric Stoltz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Tim Roth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Maria de Medeiros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Amanda Plummer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Ving Rhames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Rosanna Arquette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Christopher Walken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Quentin Tarantino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Peter Greene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Phil LaMarr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Natalie Portman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Hugo Weaving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Stephen Rea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John Hurt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Stephen Fry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Rupert Graves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Tim Pigott-Smith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Roger Allam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Ben Miles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Sinead Cusack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Natasha Wightman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Eddie Marsan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Billie Cook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Jodie Foster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Anthony Hopkins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Scott Glenn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Ted Levine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Anthony Heald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Diane Baker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Brooke Smith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Tracey Walter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Kasi Lemmons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Chris Isaak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Roger Corman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Frankie Faison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Paul Lazar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Sylvester Stallone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Talia Shire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Burt Young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Carl Weathers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Burgess Meredith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Thayer David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Joe Spinell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Brad Pitt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Edward Norton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Helena Bonham Carter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Meat Loaf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Jared Leto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Van Quattro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Markus Redmond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Michael Girardin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Rachel Singer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Eion Bailey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Henry Thomas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Dee Wallace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Robert MacNaughton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Drew Barrymore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Peter Coyote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. Thomas Howell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K.C. Martel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Sean Frye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Erika Eleniak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Sam Neill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Laura Dern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Jeff Goldblum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Richard Attenborough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Ariana Richards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Joseph Mazzello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Wayne Knight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Samuel L. Jackson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Bob Peck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Martin Ferrero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B.D. Wong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Keanu Reeves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Laurence Fishburne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Carrie-Anne Moss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Hugo Weaving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Joe Pantoliano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arcus Chong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Paul Goddard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Gloria Foster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Tom Hanks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Michael Clarke Duncan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David Morse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Michael Jeter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Doug Hutchison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Sam Rockwell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Barry Pepper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Jeffrey DeMunn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Bonnie Hunt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James Cromwell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Graham Greene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Gary Sinise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Harry Dean Stanton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Patricia Clarkson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William Sadler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Paula Malcomson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nimada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John Travolta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Olivia Newton-John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Stockard Channing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Jeff Conaway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Didi Conn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Lorenzo Lamas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Dinah Manoff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Barry Pearl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Michael Tucci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Al Pacino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Robert De Niro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Diane Keaton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Robert Duvall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James Caan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John Cazale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Lee Strasberg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Talia Shire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Marianna Hill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Danny Aiello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Harry Dean Stanton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Troy Donahue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Roger Corman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Morgana King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Animada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Robert Downey Jr.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Terrence Howard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Gwyneth Paltrow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Jeff Bridges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Stan Lee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Leslie Bibb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Clark Gregg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Shaun Toub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aran Tahir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Samuel L. Jackson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Linda Blair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Max von Sydow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Ellen Burstyn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Jason Miller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Lee J. Cobb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Kitty Winn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Jack MacGowran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Arthur Storch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Barton Heyman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Gina Petrushka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Johnny Depp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Orlando Bloom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Keira Knightley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Stellan SkarsgÃ¥rd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Bill Nighy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Naomie Harris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Jonathan Pryce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Jack Davenport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Lee Arenberg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Mackenzie Crook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Kevin McNally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Geoffrey Rush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Brad Pitt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Morgan Freeman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Gwyneth Paltrow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Kevin Spacey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John C. McGinley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Richard Roundtree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R. Lee Ermey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Leland Orser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Richard Schiff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Arnold Schwarzenegger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Linda Hamilton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Edward Furlong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Robert Patrick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Earl Boen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Joe Morton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Jenette Goldstein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Jack Nicholson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Shelley Duvall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Danny Lloyd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Scatman Crothers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Barry Nelson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Philip Stone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Joe Turkel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Lia Beldman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Billie Gibson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Barry Denne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David Baxt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Manning Redwood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Kisa Burns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Louise Burns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Alison Coleridge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Norman Gay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Tommy Lee Jones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Will Smith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Linda Fiorentino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Vincent D'Onofrio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Sergio CalderÃ³n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Rip Torn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Siobhan Fallon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Tony Shalhoub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Verne Troyer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Tobey Maguire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Kirsten Dunst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Willem Dafoe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James Franco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Rosemary Harris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Cliff Robertson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J.K. Simmons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Bruce Campbell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Bill Nunn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Stan Lee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Michael J. Fox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Christopher Lloyd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Lea Thompson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Thomas F. Wilson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Elisabeth Shue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Charles Fleischer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Joe Flaherty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Harry Waters Jr.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Billy Zane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Jim Carrey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Laura Linney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Noah Emmerich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Natascha McElhone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Ed Harris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Holland Taylor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Paul Giamatti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Animada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Animada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Mark Hamill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Harrison Ford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Carrie Fisher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Peter Cushing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Alec Guinness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David Prowse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Peter Mayhew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Anthony Daniels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Kenny Baker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Phil Brown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Shelagh Fraser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Alex McCrindle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Jack Purvis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Cary Elwes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Leigh Whannell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Danny Glover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Monica Potter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Dina Meyer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Tobin Bell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Shawnee Smith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Ken Leung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Alexandra Bokyun Chun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Michael Emerson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rnold Schwarzenegger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Linda Hamilton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Michael Biehn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Paul Winfield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Lance Henriksen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Rick Rossovich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Bess Motta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Earl Boen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Dick Miller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Bill Paxton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Uma Thurman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Lucy Liu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Daryl Hannah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Vivica A. Fox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Sonny Chiba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Chiaki Kuriyama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Michael Bowen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Julie Dreyfus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Michael Parks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David Carradine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Michael Madsen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Vivien Leigh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Clark Gable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Olivia de Havilland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Leslie Howard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Hattie McDaniel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Thomas Mitchell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Barbara O'Neil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Butterfly McQueen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Ona Munson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Ann Rutherford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Evelyn Keyes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Ivana Baquero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Sergi LÃ³pez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Maribel VerdÃº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Doug Jones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Ariadna Gil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Ãlex Angulo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Federico Luppi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Roger Casamajor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Fernando Tielve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Pepa Pedroche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Animada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Animada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Al Pacino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Michelle Pfeiffer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Steven Bauer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Mary Elizabeth Mastrantonio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Robert Loggia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F. Murray Abraham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Miriam Colon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Harris Yulin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Paul Shenar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Naomi Watts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Adrien Brody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Jack Black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Thomas Kretschmann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Jamie Bell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Lobo Chan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Kyle Chandler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Colin Hanks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Evan Parke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Andy Serkis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Ray Woolf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Charlton Heston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Jack Hawkins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Stephen Boyd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Haya Harareet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Hugh Griffith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Martha Scott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Cathy O'Donnell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Sam Jaffe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Frank Thring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Terence Longdon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George Relph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AndrÃ© Morell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Finlay Currie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Harrison Ford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Sean Connery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lison Doody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Denholm Elliott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River Phoenix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John Rhys-Davies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Julian Glover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Bradley Gregg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ndre Gregory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Leonardo DiCaprio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Matt Damon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Jack Nicholson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Mark Wahlberg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Alec Baldwin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Martin Sheen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Ray Winstone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Vera Farmiga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Anthony Anderson</text:p>
          </table:table-cell>
          <table:table-cell table:number-columns-repeated="1638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Tom Cruise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Brad Pitt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Christian Slater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Antonio Banderas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Stephen Rea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Kirsten Dunst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Domiziana Giordano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Sara Stockbridge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Thandie Newton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Christian Bale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Liam Neeson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Katie Holmes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Cillian Murphy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Michael Caine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Morgan Freeman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Gary Oldman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Ken Watanabe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Tom Wilkinson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Rutger Hauer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Mark Boone Junior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Linus Roache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Rade Serbedzija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Richard Brake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Christine Adams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Jack Gleeson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Harrison Ford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Karen Allen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Paul Freeman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Ronald Lacey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John Rhys-Davies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Denholm Elliott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Wolf Kahler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Alfred Molina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Ewan McGregor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Natalie Portman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Hayden Christensen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Samuel L. Jackson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Ian McDiarmid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Ahmed Best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Anthony Daniels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Frank Oz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Andrew Secombe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Silas Carson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Kenny Baker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Christopher Lee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Jimmy Smits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Peter Mayhew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Keisha Castle-Hughes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Trisha Noble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Bruce Spence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Temuera Morrison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Sigourney Weaver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John Hurt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Yaphet Kotto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Tom Skerritt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Veronica Cartwright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Harry Dean Stanton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Ian Holm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Clint Eastwood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Lee Van Cleef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Eli Wallach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Aldo GiuffrÃ¨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Mario Brega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Luigi Scarchilli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Rada Rassimov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Mark Hamill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Harrison Ford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Carrie Fisher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Alec Guinness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Billy Dee Williams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Anthony Daniels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David Prowse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Kenny Baker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Al Pacino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Diane Keaton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Andy GarcÃ­a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Joe Mantegna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Talia Shire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Eli Wallach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Sofia Coppola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George Hamilton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Raf Vallone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Bridget Fonda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Helmut Berger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John Savage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Franco Citti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Mark Hamill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Harrison Ford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Carrie Fisher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Billy Dee Williams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Anthony Daniels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Peter Mayhew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Frank Oz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Alec Guinness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Kenny Baker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Sebastian Shaw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Warwick Davis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Dave Prowse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Jack Black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Joan Cusack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Mike White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Sarah Silverman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Joey Gaydos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Miranda Cosgrove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Maryam Hassan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Kevin Alexander Clark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Rebecca Brown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Robert Tsai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Caitlin Hale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Aleisha Allen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Brian Falduto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Zachary Infante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James Hosey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Angelo Massagli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Cole Hawkins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Veronica Afflerbach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Charlton Heston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Roddy McDowall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Kim Hunter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Maurice Evans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James Whitmore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James Daly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Linda Harrison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Sylvester Stallone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Richard Crenna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Brian Dennehy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David Caruso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Jack Starrett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Michael Talbott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Chris Mulkey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Matthew Modine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Vincent D'Onofrio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R. Lee Ermey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Adam Baldwin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Dorian Harewood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Arliss Howard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Kevyn Major Howard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Ed O'Ross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Gary Landon Mills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Sal LÃ³pez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John Stafford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Kieron Jecchinis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Ngc Le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Papillon Soo Soo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Roy Scheider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Robert Shaw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Richard Dreyfuss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Lorraine Gary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Murray Hamilton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Carl Gottlieb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Jeffrey C. Kramer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Jean Reno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Natalie Portman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Gary Oldman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Danny Aiello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Samy Nacery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Peter Apple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Michael Badalucco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Ellen Greene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Elizabeth Regen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MaÃ¯wenn Le Besco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Kevin Spacey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Annette Bening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Thora Birch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Allison Janney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Peter Gallagher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Mena Suvari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Wes Bentley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Chris Cooper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Scott Bakula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Sam Robards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Barry Del Sherman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Humphrey Bogart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Ingrid Bergman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Paul Henreid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Claude Rains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Conrad Veidt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Sydney Greenstreet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Peter Lorre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S.Z. Sakall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Madeleine LeBeau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Dooley Wilson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Joy Page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John Qualen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Leonid Kinskey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Curt Bois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Audrey Tautou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Mathieu Kassovitz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Rufus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Lorella Cravotta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Serge Merlin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Jamel Debbouze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Claire Maurier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Clotilde Mollet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Isabelle Nanty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Dominique Pinon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Artus de Penguern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Yolande Moreau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Urbain Cancelier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Maurice Benichou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Ewan McGregor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Robert Carlyle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Jonny Lee Miller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Ewen Bremner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Kelly MacDonald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Kevin McKidd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Peter Mullan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Robert De Niro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Cybill Shepherd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Jodie Foster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Albert Brooks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Harvey Keitel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Peter Boyle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Leonard Harris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Martin Scorsese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Jack Nicholson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Louise Fletcher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William Redfield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Will Sampson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Brad Dourif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Christopher Lloyd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Danny DeVito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Scatman Crothers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Uma Thurman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David Carradine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Michael Madsen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Daryl Hannah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Gordon Liu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Michael Parks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Bo Svenson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Christopher Allen Nelson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Sid Haig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Samuel L. Jackson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Tobey Maguire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Kirsten Dunst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Alfred Molina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James Franco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Elizabeth Banks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Bruce Campbell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Rosemary Harris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J.K. Simmons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Vanessa Ferlito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Emily Deschanel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Stan Lee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Hugh Jackman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Patrick Stewart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Brian Cox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Ian McKellen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Halle Berry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Anna Paquin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Famke Janssen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James Marsden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Rebecca Romijn-Stamos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Alan Cumming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Aaron Stanford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Shawn Ashmore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Kelly Hu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Bruce Davison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Katie Stuart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Kea Wong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Cotter Smith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Bryce Hodgson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Shauna Kain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Ty Olsson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Daniel Cudmore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James Kirk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Jill Teed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Alf Humphreys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Shia LaBeouf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Megan Fox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Jon Voight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John Turturro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Josh Duhamel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Tyrese Gibson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Bernie Mac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Michael O'Neill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Julie White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Rachael Taylor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Kevin Dunn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Amaury Nolasco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Ronnie Sperling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Anthony Anderson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Liam Neeson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Ewan McGregor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Natalie Portman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Jake Lloyd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Samuel L. Jackson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Ian McDiarmid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Anthony Daniels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Kenny Baker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Pernilla August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Frank Oz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Ray Park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Terence Stamp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Keira Knightley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Harrison Ford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Sean Young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Daryl Hannah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Rutger Hauer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Edward James Olmos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Joanna Cassidy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Brion James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Joe Turkel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Martin Sheen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Marlon Brando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Robert Duvall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Laurence Fishburne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Frederic Forrest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Sam Bottoms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Albert Hall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Dennis Hopper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Harrison Ford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G.D Spradlin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Colleen Camp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Jack Nicholson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Helen Hunt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Greg Kinnear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Cuba Gooding Jr.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Skeet Ulrich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Shirley Knight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Jesse James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Lawrence Kasdan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Yeardley Smith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Lupe Ontiveros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Maya Rudolph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Tara Subkoff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Lisa Edelstein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Jamie Kennedy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Harold Ramis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Julie Benz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John Cleese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Michael Palin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Graham Chapman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Eric Idle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Terry Jones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Terry Gilliam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Sue Jones-Davies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Carol Cleveland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Terence Bayler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Animada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Bill Murray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Sigourney Weaver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Dan Aykroyd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Harold Ramis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Rick Moranis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William Atherton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Annie Potts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Ernie Hudson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Reginald VelJohnson</text:p>
          </table:table-cell>
          <table:table-cell table:number-columns-repeated="1638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Johnny Depp</text:p>
          </table:table-cell>
          <table:table-cell table:number-columns-repeated="1638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Helena Bonham Carter</text:p>
          </table:table-cell>
          <table:table-cell table:number-columns-repeated="1638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Sacha Baron Cohen</text:p>
          </table:table-cell>
          <table:table-cell table:number-columns-repeated="1638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Alan Rickman</text:p>
          </table:table-cell>
          <table:table-cell table:number-columns-repeated="1638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Timothy Spall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George Clooney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Julia Roberts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Matt Damon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Andy GarcÃ­a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Brad Pitt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Casey Affleck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Scott Caan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Elliott Gould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Bernie Mac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Carl Reiner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Don Cheadle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Topher Grace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Joshua Jackson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Holly Marie Combs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Shane West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Animada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Arnold Schwarzenegger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Carl Weathers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Elpidia Carrillo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Bill Duke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Kevin Peter Hall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Sonny Landham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R.G. Armstrong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Harrison Ford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Kate Capshaw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Jonathan Ke Quan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Amrish Puri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Philip Stone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Roshan Seth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David Yip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Ric Young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Robert De Niro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Ray Liotta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Joe Pesci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Lorraine Bracco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Samuel L. Jackson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Paul Sorvino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Debi Mazar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Mike Starr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Tony Darrow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Frank Sivero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Frank Vincent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Chuck Low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Frank DiLeo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Clem Caserta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Illeana Douglas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Melissa Prophet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Michael Imperioli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Tobin Bell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Nicole Kidman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Ewan McGregor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John Leguizamo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Jim Broadbent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Richard Roxburgh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David Wenham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Jacek Koman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Kylie Minogue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Anthony Perkins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Janet Leigh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John Gavin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Vera Miles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John McIntire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Martin Balsam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Simon Oakland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Patricia Hitchcock</text:p>
          </table:table-cell>
          <table:table-cell table:number-columns-repeated="16382"/>
        </table:table-row>
        <table:table-row table:number-rows-repeated="10475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_201_nfasis1" style:display-name="20% - Énfasis1" style:family="table-cell" style:data-style-name="N0">
      <style:table-cell-properties fo:background-color="#DDEBF7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9E1F2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DD7EE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4C6E7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9BC2E6"/>
      <style:text-properties fo:color="#FFFFFF"/>
    </style:style>
    <style:style style:name="_54_0_37__32_-_32__201_nfasis2" style:display-name="60% - Énfasis2" style:family="table-cell" style:data-style-name="N0">
      <style:table-cell-properties fo:background-color="#F4B084"/>
      <style:text-properties fo:color="#FFFFFF"/>
    </style:style>
    <style:style style:name="_54_0_37__32_-_32__201_nfasis3" style:display-name="60% - Énfasis3" style:family="table-cell" style:data-style-name="N0">
      <style:table-cell-properties fo:background-color="#C9C9C9"/>
      <style:text-properties fo:color="#FFFFFF"/>
    </style:style>
    <style:style style:name="_54_0_37__32_-_32__201_nfasis4" style:display-name="60% - Énfasis4" style:family="table-cell" style:data-style-name="N0">
      <style:table-cell-properties fo:background-color="#FFD966"/>
      <style:text-properties fo:color="#FFFFFF"/>
    </style:style>
    <style:style style:name="_54_0_37__32_-_32__201_nfasis5" style:display-name="60% - Énfasis5" style:family="table-cell" style:data-style-name="N0">
      <style:table-cell-properties fo:background-color="#8EA9DB"/>
      <style:text-properties fo:color="#FFFFFF"/>
    </style:style>
    <style:style style:name="_54_0_37__32_-_32__201_nfasis6" style:display-name="60% - Énfasis6" style:family="table-cell" style:data-style-name="N0">
      <style:table-cell-properties fo:background-color="#A9D08E"/>
      <style:text-properties fo:color="#FFFFFF"/>
    </style:style>
    <style:style style:name="Buena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5B9BD5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4472C4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eivis Garate</meta:initial-creator>
    <dc:creator>Deivis Garate</dc:creator>
    <meta:creation-date>2020-07-23T00:11:54Z</meta:creation-date>
    <dc:date>2020-07-23T00:11:54Z</dc:date>
  </office:meta>
</office:document-meta>
</file>